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3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37.66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29.52mm" svg:height="187.77mm" svg:x="13.14mm" svg:y="55.31mm">
            <loext:p draw:notify-on-update-of-ranges="Hoja1.A2:Hoja1.A7 Hoja1.B1:Hoja1.B1 Hoja1.B2:Hoja1.B7 Hoja1.C1:Hoja1.C1 Hoja1.C2:Hoja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2.97mm" svg:height="201.56mm" svg:x="14.89mm" svg:y="254.01mm">
            <loext:p draw:notify-on-update-of-ranges="Hoja1.A2:Hoja1.A7 Hoja1.D1:Hoja1.D1 Hoja1.D2:Hoja1.D7 Hoja1.E1:Hoja1.E1 Hoja1.E2:Hoja1.E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62.97mm" svg:height="201.56mm" svg:x="19.12mm" svg:y="472.2mm">
            <loext:p draw:notify-on-update-of-ranges="Hoja1.A2:Hoja1.A7 Hoja1.F1:Hoja1.F1 Hoja1.F2:Hoja1.F7 Hoja1.G1:Hoja1.G1 Hoja1.G2:Hoja1.G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62.97mm" svg:height="201.56mm" svg:x="19.13mm" svg:y="687.53mm">
            <loext:p draw:notify-on-update-of-ranges="Hoja1.A2:Hoja1.A5 Hoja1.B1:Hoja1.B1 Hoja1.B2:Hoja1.B5 Hoja1.C1:Hoja1.C1 Hoja1.C2:Hoja1.C5 Hoja1.D1:Hoja1.D1 Hoja1.D2:Hoja1.D5 Hoja1.E1:Hoja1.E1 Hoja1.E2:Hoja1.E5 Hoja1.F1:Hoja1.F1 Hoja1.F2:Hoja1.F5 Hoja1.G1:Hoja1.G1 Hoja1.G2:Hoja1.G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Guarda en Mongo</text:p>
          </table:table-cell>
          <table:table-cell office:value-type="string" calcext:value-type="string">
            <text:p>Guarda en MariaDB</text:p>
          </table:table-cell>
          <table:table-cell office:value-type="string" calcext:value-type="string">
            <text:p>Recupera en Mongo</text:p>
          </table:table-cell>
          <table:table-cell office:value-type="string" calcext:value-type="string">
            <text:p>Recupera en MariaDB</text:p>
          </table:table-cell>
          <table:table-cell office:value-type="string" calcext:value-type="string">
            <text:p>Borra en Mongo</text:p>
          </table:table-cell>
          <table:table-cell office:value-type="string" calcext:value-type="string">
            <text:p>Borrar en MariaD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5238" calcext:value-type="float">
            <text:p>0,0095238</text:p>
          </table:table-cell>
          <table:table-cell office:value-type="float" office:value="0.8033114" calcext:value-type="float">
            <text:p>0,8033114</text:p>
          </table:table-cell>
          <table:table-cell office:value-type="float" office:value="0.0047791" calcext:value-type="float">
            <text:p>0,0047791</text:p>
          </table:table-cell>
          <table:table-cell office:value-type="float" office:value="0.001377" calcext:value-type="float">
            <text:p>0,001377</text:p>
          </table:table-cell>
          <table:table-cell office:value-type="float" office:value="0.0056095" calcext:value-type="float">
            <text:p>0,0056095</text:p>
          </table:table-cell>
          <table:table-cell office:value-type="float" office:value="0.8092646" calcext:value-type="float">
            <text:p>0,80926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45597" calcext:value-type="float">
            <text:p>0,0845597</text:p>
          </table:table-cell>
          <table:table-cell office:value-type="float" office:value="7.3565783" calcext:value-type="float">
            <text:p>7,3565783</text:p>
          </table:table-cell>
          <table:table-cell office:value-type="float" office:value="0.0103766" calcext:value-type="float">
            <text:p>0,0103766</text:p>
          </table:table-cell>
          <table:table-cell office:value-type="float" office:value="0.0779778" calcext:value-type="float">
            <text:p>0,0779778</text:p>
          </table:table-cell>
          <table:table-cell office:value-type="float" office:value="0.0443456" calcext:value-type="float">
            <text:p>0,0443456</text:p>
          </table:table-cell>
          <table:table-cell office:value-type="float" office:value="9.1953666" calcext:value-type="float">
            <text:p>9,19536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147652" calcext:value-type="float">
            <text:p>0,7147652</text:p>
          </table:table-cell>
          <table:table-cell office:value-type="float" office:value="73.0459963" calcext:value-type="float">
            <text:p>73,0459963</text:p>
          </table:table-cell>
          <table:table-cell office:value-type="float" office:value="0.0543587" calcext:value-type="float">
            <text:p>0,0543587</text:p>
          </table:table-cell>
          <table:table-cell office:value-type="float" office:value="0.0383817" calcext:value-type="float">
            <text:p>0,0383817</text:p>
          </table:table-cell>
          <table:table-cell office:value-type="float" office:value="0.4846396" calcext:value-type="float">
            <text:p>0,4846396</text:p>
          </table:table-cell>
          <table:table-cell office:value-type="float" office:value="98.0261278" calcext:value-type="float">
            <text:p>98,026127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7.2606733" calcext:value-type="float">
            <text:p>7,2606733</text:p>
          </table:table-cell>
          <table:table-cell office:value-type="float" office:value="718.283484" calcext:value-type="float">
            <text:p>718,283484</text:p>
          </table:table-cell>
          <table:table-cell office:value-type="float" office:value="0.5582931" calcext:value-type="float">
            <text:p>0,5582931</text:p>
          </table:table-cell>
          <table:table-cell office:value-type="float" office:value="0.5076442" calcext:value-type="float">
            <text:p>0,5076442</text:p>
          </table:table-cell>
          <table:table-cell office:value-type="float" office:value="4.614794" calcext:value-type="float">
            <text:p>4,614794</text:p>
          </table:table-cell>
          <table:table-cell table:style-name="ce2" office:value-type="float" office:value="966.0912902" calcext:value-type="float">
            <text:p>966,091290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0.3135515" calcext:value-type="float">
            <text:p>70,3135515</text:p>
          </table:table-cell>
          <table:table-cell office:value-type="float" office:value="6227.4014885" calcext:value-type="float">
            <text:p>6227,4014885</text:p>
          </table:table-cell>
          <table:table-cell office:value-type="float" office:value="2.7581805" calcext:value-type="float">
            <text:p>2,7581805</text:p>
          </table:table-cell>
          <table:table-cell office:value-type="float" office:value="2.8553135" calcext:value-type="float">
            <text:p>2,8553135</text:p>
          </table:table-cell>
          <table:table-cell office:value-type="float" office:value="45.4175643" calcext:value-type="float">
            <text:p>45,4175643</text:p>
          </table:table-cell>
          <table:table-cell office:value-type="float" office:value="9483.4504782" calcext:value-type="float">
            <text:p>9483,450478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04.398538" calcext:value-type="float">
            <text:p>704,398538</text:p>
          </table:table-cell>
          <table:table-cell office:value-type="float" office:value="75578.9179345" calcext:value-type="float">
            <text:p>75578,9179345</text:p>
          </table:table-cell>
          <table:table-cell office:value-type="float" office:value="107.6726943" calcext:value-type="float">
            <text:p>107,6726943</text:p>
          </table:table-cell>
          <table:table-cell office:value-type="float" office:value="55.8268152" calcext:value-type="float">
            <text:p>55,8268152</text:p>
          </table:table-cell>
          <table:table-cell office:value-type="float" office:value="407.9864234" calcext:value-type="float">
            <text:p>407,9864234</text:p>
          </table:table-cell>
          <table:table-cell office:value-type="float" office:value="108345.153411" calcext:value-type="float">
            <text:p>108345,153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 style:data-style-name="N2" text:time-value="23:21:17.83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22:04:12.326000000</meta:creation-date>
    <dc:date>2018-11-16T23:21:41.737000000</dc:date>
    <meta:editing-duration>PT30M4S</meta:editing-duration>
    <meta:editing-cycles>2</meta:editing-cycles>
    <meta:generator>LibreOffice/5.3.6.1$Windows_x86 LibreOffice_project/686f202eff87ef707079aeb7f485847613344eb7</meta:generator>
    <meta:document-statistic meta:table-count="1" meta:cell-count="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953cm" svg:height="18.778cm" xlink:href=".." xlink:type="simple" chart:class="chart:bar" chart:style-name="ch1">
        <chart:legend chart:legend-position="end" svg:x="19.182cm" svg:y="8.894cm" style:legend-expansion="high" chart:style-name="ch2"/>
        <chart:plot-area chart:style-name="ch3" table:cell-range-address="Hoja1.A2:Hoja1.C7 Hoja1.B1:Hoja1.C1" chart:data-source-has-labels="both" svg:x="0.772cm" svg:y="0.419cm" svg:width="17.736cm" svg:height="18.028cm">
          <chartooo:coordinate-region svg:x="1.949cm" svg:y="0.592cm" svg:width="16.559cm" svg:height="17.261cm"/>
          <chart:axis chart:dimension="x" chart:name="primary-x" chart:style-name="ch4" chartooo:axis-type="auto">
            <chartooo:date-scale/>
            <chart:categories table:cell-range-address="Hoja1.A2:Hoja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7" chart:label-cell-address="Hoja1.B1:Hoja1.B1" chart:class="chart:bar">
            <chart:data-point chart:repeated="6"/>
          </chart:series>
          <chart:series chart:style-name="ch8" chart:values-cell-range-address="Hoja1.C2:Hoja1.C7" chart:label-cell-address="Hoja1.C1:Hoja1.C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arda en Mongo</text:p>
                <draw:g>
                  <svg:desc>Hoja1.B1:Hoja1.B1</svg:desc>
                </draw:g>
              </table:table-cell>
              <table:table-cell office:value-type="string">
                <text:p>Guarda en MariaDB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oja1.A2:Hoja1.A7</svg:desc>
                </draw:g>
              </table:table-cell>
              <table:table-cell office:value-type="float" office:value="0.0095238">
                <text:p>0.0095238</text:p>
                <draw:g>
                  <svg:desc>Hoja1.B2:Hoja1.B7</svg:desc>
                </draw:g>
              </table:table-cell>
              <table:table-cell office:value-type="float" office:value="0.8033114">
                <text:p>0.8033114</text:p>
                <draw:g>
                  <svg:desc>Hoja1.C2:Hoja1.C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845597">
                <text:p>0.0845597</text:p>
              </table:table-cell>
              <table:table-cell office:value-type="float" office:value="7.3565783">
                <text:p>7.35657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147652">
                <text:p>0.7147652</text:p>
              </table:table-cell>
              <table:table-cell office:value-type="float" office:value="73.0459963">
                <text:p>73.045996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.2606733">
                <text:p>7.2606733</text:p>
              </table:table-cell>
              <table:table-cell office:value-type="float" office:value="718.283484">
                <text:p>718.28348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0.3135515">
                <text:p>70.3135515</text:p>
              </table:table-cell>
              <table:table-cell office:value-type="float" office:value="6227.4014885">
                <text:p>6227.401488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704.398538">
                <text:p>704.398538</text:p>
              </table:table-cell>
              <table:table-cell office:value-type="float" office:value="75578.9179345">
                <text:p>75578.9179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298cm" svg:height="20.157cm" xlink:href=".." xlink:type="simple" chart:class="chart:bar" chart:style-name="ch1">
        <chart:legend chart:legend-position="end" svg:x="22.183cm" svg:y="9.583cm" style:legend-expansion="high" chart:style-name="ch2"/>
        <chart:plot-area chart:style-name="ch3" table:cell-range-address="Hoja1.A2:Hoja1.A7 Hoja1.D1:Hoja1.E7" chart:data-source-has-labels="both" svg:x="1.427cm" svg:y="0.463cm" svg:width="19.778cm" svg:height="19.294cm">
          <chartooo:coordinate-region svg:x="2.234cm" svg:y="0.636cm" svg:width="18.971cm" svg:height="18.527cm"/>
          <chart:axis chart:dimension="x" chart:name="primary-x" chart:style-name="ch4" chartooo:axis-type="auto">
            <chartooo:date-scale/>
            <chart:categories table:cell-range-address="Hoja1.A2:Hoja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D2:Hoja1.D7" chart:label-cell-address="Hoja1.D1:Hoja1.D1" chart:class="chart:bar">
            <chart:data-point chart:repeated="6"/>
          </chart:series>
          <chart:series chart:style-name="ch8" chart:values-cell-range-address="Hoja1.E2:Hoja1.E7" chart:label-cell-address="Hoja1.E1:Hoja1.E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upera en Mongo</text:p>
                <draw:g>
                  <svg:desc>Hoja1.D1:Hoja1.D1</svg:desc>
                </draw:g>
              </table:table-cell>
              <table:table-cell office:value-type="string">
                <text:p>Recupera en MariaDB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oja1.A2:Hoja1.A7</svg:desc>
                </draw:g>
              </table:table-cell>
              <table:table-cell office:value-type="float" office:value="0.0047791">
                <text:p>0.0047791</text:p>
                <draw:g>
                  <svg:desc>Hoja1.D2:Hoja1.D7</svg:desc>
                </draw:g>
              </table:table-cell>
              <table:table-cell office:value-type="float" office:value="0.001377">
                <text:p>0.001377</text:p>
                <draw:g>
                  <svg:desc>Hoja1.E2:Hoja1.E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03766">
                <text:p>0.0103766</text:p>
              </table:table-cell>
              <table:table-cell office:value-type="float" office:value="0.0779778">
                <text:p>0.07797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43587">
                <text:p>0.0543587</text:p>
              </table:table-cell>
              <table:table-cell office:value-type="float" office:value="0.0383817">
                <text:p>0.038381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582931">
                <text:p>0.5582931</text:p>
              </table:table-cell>
              <table:table-cell office:value-type="float" office:value="0.5076442">
                <text:p>0.507644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7581805">
                <text:p>2.7581805</text:p>
              </table:table-cell>
              <table:table-cell office:value-type="float" office:value="2.8553135">
                <text:p>2.855313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7.6726943">
                <text:p>107.6726943</text:p>
              </table:table-cell>
              <table:table-cell office:value-type="float" office:value="55.8268152">
                <text:p>55.82681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298cm" svg:height="20.157cm" xlink:href=".." xlink:type="simple" chart:class="chart:bar" chart:style-name="ch1">
        <chart:legend chart:legend-position="end" svg:x="22.712cm" svg:y="9.583cm" style:legend-expansion="high" chart:style-name="ch2"/>
        <chart:plot-area chart:style-name="ch3" table:cell-range-address="Hoja1.A2:Hoja1.A7 Hoja1.F1:Hoja1.G7" chart:data-source-has-labels="both" svg:x="0.872cm" svg:y="0.463cm" svg:width="20.333cm" svg:height="19.294cm">
          <chartooo:coordinate-region svg:x="2.234cm" svg:y="0.636cm" svg:width="18.971cm" svg:height="18.527cm"/>
          <chart:axis chart:dimension="x" chart:name="primary-x" chart:style-name="ch4" chartooo:axis-type="auto">
            <chartooo:date-scale/>
            <chart:categories table:cell-range-address="Hoja1.A2:Hoja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F2:Hoja1.F7" chart:label-cell-address="Hoja1.F1:Hoja1.F1" chart:class="chart:bar">
            <chart:data-point chart:repeated="6"/>
          </chart:series>
          <chart:series chart:style-name="ch8" chart:values-cell-range-address="Hoja1.G2:Hoja1.G7" chart:label-cell-address="Hoja1.G1:Hoja1.G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rra en Mongo</text:p>
                <draw:g>
                  <svg:desc>Hoja1.F1:Hoja1.F1</svg:desc>
                </draw:g>
              </table:table-cell>
              <table:table-cell office:value-type="string">
                <text:p>Borrar en MariaDB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oja1.A2:Hoja1.A7</svg:desc>
                </draw:g>
              </table:table-cell>
              <table:table-cell office:value-type="float" office:value="0.0056095">
                <text:p>0.0056095</text:p>
                <draw:g>
                  <svg:desc>Hoja1.F2:Hoja1.F7</svg:desc>
                </draw:g>
              </table:table-cell>
              <table:table-cell office:value-type="float" office:value="0.8092646">
                <text:p>0.8092646</text:p>
                <draw:g>
                  <svg:desc>Hoja1.G2:Hoja1.G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43456">
                <text:p>0.0443456</text:p>
              </table:table-cell>
              <table:table-cell office:value-type="float" office:value="9.1953666">
                <text:p>9.19536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846396">
                <text:p>0.4846396</text:p>
              </table:table-cell>
              <table:table-cell office:value-type="float" office:value="98.0261278">
                <text:p>98.026127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.614794">
                <text:p>4.614794</text:p>
              </table:table-cell>
              <table:table-cell office:value-type="float" office:value="966.0912902">
                <text:p>966.091290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5.4175643">
                <text:p>45.4175643</text:p>
              </table:table-cell>
              <table:table-cell office:value-type="float" office:value="9483.4504782">
                <text:p>9483.450478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07.9864234">
                <text:p>407.9864234</text:p>
              </table:table-cell>
              <table:table-cell office:value-type="float" office:value="108345.153411">
                <text:p>108345.1534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298cm" svg:height="20.157cm" xlink:href=".." xlink:type="simple" chart:class="chart:bar" chart:style-name="ch1">
        <chart:legend chart:legend-position="end" svg:x="22.183cm" svg:y="8.693cm" style:legend-expansion="high" chart:style-name="ch2"/>
        <chart:plot-area chart:style-name="ch3" table:cell-range-address="Hoja1.A1:Hoja1.G5" chart:data-source-has-labels="both" svg:x="1.242cm" svg:y="0.462cm" svg:width="19.963cm" svg:height="19.295cm">
          <chartooo:coordinate-region svg:x="2.234cm" svg:y="0.636cm" svg:width="18.971cm" svg:height="18.527cm"/>
          <chart:axis chart:dimension="x" chart:name="primary-x" chart:style-name="ch4" chartooo:axis-type="auto">
            <chartooo:date-scale/>
            <chart:categories table:cell-range-address="Hoja1.A2:Hoja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5" chart:label-cell-address="Hoja1.B1:Hoja1.B1" chart:class="chart:bar">
            <chart:data-point chart:repeated="4"/>
          </chart:series>
          <chart:series chart:style-name="ch8" chart:values-cell-range-address="Hoja1.C2:Hoja1.C5" chart:label-cell-address="Hoja1.C1:Hoja1.C1" chart:class="chart:bar">
            <chart:data-point chart:repeated="4"/>
          </chart:series>
          <chart:series chart:style-name="ch9" chart:values-cell-range-address="Hoja1.D2:Hoja1.D5" chart:label-cell-address="Hoja1.D1:Hoja1.D1" chart:class="chart:bar">
            <chart:data-point chart:repeated="4"/>
          </chart:series>
          <chart:series chart:style-name="ch10" chart:values-cell-range-address="Hoja1.E2:Hoja1.E5" chart:label-cell-address="Hoja1.E1:Hoja1.E1" chart:class="chart:bar">
            <chart:data-point chart:repeated="4"/>
          </chart:series>
          <chart:series chart:style-name="ch11" chart:values-cell-range-address="Hoja1.F2:Hoja1.F5" chart:label-cell-address="Hoja1.F1:Hoja1.F1" chart:class="chart:bar">
            <chart:data-point chart:repeated="4"/>
          </chart:series>
          <chart:series chart:style-name="ch12" chart:values-cell-range-address="Hoja1.G2:Hoja1.G5" chart:label-cell-address="Hoja1.G1:Hoja1.G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arda en Mongo</text:p>
                <draw:g>
                  <svg:desc>Hoja1.B1:Hoja1.B1</svg:desc>
                </draw:g>
              </table:table-cell>
              <table:table-cell office:value-type="string">
                <text:p>Guarda en MariaDB</text:p>
                <draw:g>
                  <svg:desc>Hoja1.C1:Hoja1.C1</svg:desc>
                </draw:g>
              </table:table-cell>
              <table:table-cell office:value-type="string">
                <text:p>Recupera en Mongo</text:p>
                <draw:g>
                  <svg:desc>Hoja1.D1:Hoja1.D1</svg:desc>
                </draw:g>
              </table:table-cell>
              <table:table-cell office:value-type="string">
                <text:p>Recupera en MariaDB</text:p>
                <draw:g>
                  <svg:desc>Hoja1.E1:Hoja1.E1</svg:desc>
                </draw:g>
              </table:table-cell>
              <table:table-cell office:value-type="string">
                <text:p>Borra en Mongo</text:p>
                <draw:g>
                  <svg:desc>Hoja1.F1:Hoja1.F1</svg:desc>
                </draw:g>
              </table:table-cell>
              <table:table-cell office:value-type="string">
                <text:p>Borrar en MariaDB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oja1.A2:Hoja1.A5</svg:desc>
                </draw:g>
              </table:table-cell>
              <table:table-cell office:value-type="float" office:value="0.0095238">
                <text:p>0.0095238</text:p>
                <draw:g>
                  <svg:desc>Hoja1.B2:Hoja1.B5</svg:desc>
                </draw:g>
              </table:table-cell>
              <table:table-cell office:value-type="float" office:value="0.8033114">
                <text:p>0.8033114</text:p>
                <draw:g>
                  <svg:desc>Hoja1.C2:Hoja1.C5</svg:desc>
                </draw:g>
              </table:table-cell>
              <table:table-cell office:value-type="float" office:value="0.0047791">
                <text:p>0.0047791</text:p>
                <draw:g>
                  <svg:desc>Hoja1.D2:Hoja1.D5</svg:desc>
                </draw:g>
              </table:table-cell>
              <table:table-cell office:value-type="float" office:value="0.001377">
                <text:p>0.001377</text:p>
                <draw:g>
                  <svg:desc>Hoja1.E2:Hoja1.E5</svg:desc>
                </draw:g>
              </table:table-cell>
              <table:table-cell office:value-type="float" office:value="0.0056095">
                <text:p>0.0056095</text:p>
                <draw:g>
                  <svg:desc>Hoja1.F2:Hoja1.F5</svg:desc>
                </draw:g>
              </table:table-cell>
              <table:table-cell office:value-type="float" office:value="0.8092646">
                <text:p>0.8092646</text:p>
                <draw:g>
                  <svg:desc>Hoja1.G2:Hoja1.G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845597">
                <text:p>0.0845597</text:p>
              </table:table-cell>
              <table:table-cell office:value-type="float" office:value="7.3565783">
                <text:p>7.3565783</text:p>
              </table:table-cell>
              <table:table-cell office:value-type="float" office:value="0.0103766">
                <text:p>0.0103766</text:p>
              </table:table-cell>
              <table:table-cell office:value-type="float" office:value="0.0779778">
                <text:p>0.0779778</text:p>
              </table:table-cell>
              <table:table-cell office:value-type="float" office:value="0.0443456">
                <text:p>0.0443456</text:p>
              </table:table-cell>
              <table:table-cell office:value-type="float" office:value="9.1953666">
                <text:p>9.19536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147652">
                <text:p>0.7147652</text:p>
              </table:table-cell>
              <table:table-cell office:value-type="float" office:value="73.0459963">
                <text:p>73.0459963</text:p>
              </table:table-cell>
              <table:table-cell office:value-type="float" office:value="0.0543587">
                <text:p>0.0543587</text:p>
              </table:table-cell>
              <table:table-cell office:value-type="float" office:value="0.0383817">
                <text:p>0.0383817</text:p>
              </table:table-cell>
              <table:table-cell office:value-type="float" office:value="0.4846396">
                <text:p>0.4846396</text:p>
              </table:table-cell>
              <table:table-cell office:value-type="float" office:value="98.0261278">
                <text:p>98.026127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.2606733">
                <text:p>7.2606733</text:p>
              </table:table-cell>
              <table:table-cell office:value-type="float" office:value="718.283484">
                <text:p>718.283484</text:p>
              </table:table-cell>
              <table:table-cell office:value-type="float" office:value="0.5582931">
                <text:p>0.5582931</text:p>
              </table:table-cell>
              <table:table-cell office:value-type="float" office:value="0.5076442">
                <text:p>0.5076442</text:p>
              </table:table-cell>
              <table:table-cell office:value-type="float" office:value="4.614794">
                <text:p>4.614794</text:p>
              </table:table-cell>
              <table:table-cell office:value-type="float" office:value="966.0912902">
                <text:p>966.09129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